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1ff6" officeooo:paragraph-rsid="00031ff6"/>
    </style:style>
    <style:style style:name="P2" style:family="paragraph" style:parent-style-name="Standard">
      <style:text-properties officeooo:rsid="00040dc0" officeooo:paragraph-rsid="00040dc0"/>
    </style:style>
    <style:style style:name="P3" style:family="paragraph" style:parent-style-name="Standard">
      <style:text-properties officeooo:rsid="0006fc68" officeooo:paragraph-rsid="0006fc68"/>
    </style:style>
    <style:style style:name="P4" style:family="paragraph" style:parent-style-name="Standard">
      <style:text-properties officeooo:rsid="0008d074" officeooo:paragraph-rsid="0008d074"/>
    </style:style>
    <style:style style:name="T1" style:family="text">
      <style:text-properties officeooo:rsid="00062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e mark stamp hmm tutorials.</text:p>
      <text:p text:style-name="P2">Baum-Welch algorithm</text:p>
      <text:p text:style-name="P2">Forward algorthm</text:p>
      <text:p text:style-name="P3">Viterbi algo</text:p>
      <text:p text:style-name="P2"/>
      <text:p text:style-name="P2">If it is likely that we will stay in one state. The more diagonal the A-matrix should b<text:span text:style-name="T1">e</text:span>.</text:p>
      <text:p text:style-name="P2"/>
      <text:p text:style-name="P3">All the rows in the Usain example wasnt equal to zero.</text:p>
      <text:p text:style-name="P3"/>
      <text:p text:style-name="P4">HW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0:11:41.095449451</meta:creation-date>
    <meta:generator>LibreOffice/5.1.4.2$Linux_X86_64 LibreOffice_project/10m0$Build-2</meta:generator>
    <dc:date>2016-09-02T13:16:08.850644285</dc:date>
    <meta:editing-duration>PT1H20M38S</meta:editing-duration>
    <meta:editing-cycles>4</meta:editing-cycles>
    <meta:document-statistic meta:table-count="0" meta:image-count="0" meta:object-count="0" meta:page-count="1" meta:paragraph-count="7" meta:word-count="41" meta:character-count="223" meta:non-whitespace-character-count="189"/>
  </office:meta>
</office:document-meta>
</file>